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5-06-0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5-04-0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5-02-03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4-12-02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4-10-0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4-08-05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4-06-0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4-04-2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4-02-0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3-11-2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3-09-0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3-08-0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3-05-0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3-03-0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2-08-0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2-03-0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1-09-1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1-05-13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1-03-0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0-12-1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0-10-2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0-09-2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0-07-0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0-05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20-02-24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9-12-2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9-10-0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9-04-29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8-09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8-07-1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8-05-3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8-03-05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7-12-1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7-11-0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7-07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6-12-13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6-10-1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6-08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6-02-22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5-12-0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5-10-2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5-08-24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5-03-23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5-01-0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4-10-3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4-08-12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4-07-02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4-03-1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3-09-1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3-06-0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3-04-0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3-01-3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2-08-3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2-05-2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1-06-0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1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1-03-1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1-01-0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0-10-12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0-05-2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0-04-1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10-03-0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0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0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0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439088160001</text:p>
          </table:table-cell>
          <table:table-cell office:value-type="string" calcext:value-type="string">
            <text:p>191-6-132-1622</text:p>
          </table:table-cell>
          <table:table-cell office:value-type="string" calcext:value-type="string">
            <text:p>200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